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45e" officeooo:paragraph-rsid="0004d45e"/>
    </style:style>
    <style:style style:name="P2" style:family="paragraph" style:parent-style-name="Standard">
      <style:text-properties officeooo:rsid="00053209" officeooo:paragraph-rsid="00053209"/>
    </style:style>
    <style:style style:name="P3" style:family="paragraph" style:parent-style-name="Standard">
      <style:text-properties officeooo:rsid="0005d0f8" officeooo:paragraph-rsid="0005d0f8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text-properties officeooo:rsid="0005d0f8" officeooo:paragraph-rsid="0005d0f8"/>
    </style:style>
    <style:style style:name="P6" style:family="paragraph" style:parent-style-name="Standard">
      <style:text-properties officeooo:rsid="0007c290" officeooo:paragraph-rsid="0007c290"/>
    </style:style>
    <style:style style:name="P7" style:family="paragraph" style:parent-style-name="Standard">
      <style:text-properties officeooo:rsid="0014cb5d" officeooo:paragraph-rsid="0007c290"/>
    </style:style>
    <style:style style:name="T1" style:family="text">
      <style:text-properties officeooo:rsid="000532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pain, <text:span text:style-name="T1">here I come.</text:span></text:h>
      <text:p text:style-name="P1"/>
      <text:p text:style-name="P2">Throughout his life Eduard was not very talkative outside of the family. </text:p>
      <text:p text:style-name="P2">Within the family he wasn’t a chatter box either, however he loved both children and we (he and I) talk about pretty much everything, as well.</text:p>
      <text:p text:style-name="P2">Both children were off the breast for quite some time now and the question “What’s next” resurfaced again. </text:p>
      <text:p text:style-name="P2"/>
      <text:p text:style-name="P3">Madrid 200x</text:p>
      <text:p text:style-name="P3"/>
      <text:p text:style-name="P7">Introduction into yoga and breathwork</text:p>
      <text:p text:style-name="P3"/>
      <text:p text:style-name="P6">Funnily enough exactly in Spain and not in India I was initially introduced to yoga and breath work techniques. 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5:37.033804515</meta:creation-date>
    <dc:date>2025-11-29T19:52:18.466099454</dc:date>
    <meta:editing-duration>PT6M7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86" meta:character-count="501" meta:non-whitespace-character-count="419"/>
  </office:meta>
</office:document-meta>
</file>